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officeooo:paragraph-rsid="001bf91f"/>
    </style:style>
    <style:style style:name="P3" style:family="paragraph" style:parent-style-name="Standard">
      <style:text-properties style:font-name="Liberation Serif" fo:font-weight="normal" style:font-weight-asian="normal" style:font-weight-complex="normal"/>
    </style:style>
    <style:style style:name="T1" style:family="text">
      <style:text-properties officeooo:rsid="00171664"/>
    </style:style>
    <style:style style:name="T2" style:family="text">
      <style:text-properties fo:font-weight="normal" style:font-weight-asian="normal" style:font-weight-complex="normal"/>
    </style:style>
    <style:style style:name="T3" style:family="text">
      <style:text-properties fo:font-weight="normal" officeooo:rsid="00171664" style:font-weight-asian="normal" style:font-weight-complex="normal"/>
    </style:style>
    <style:style style:name="T4" style:family="text">
      <style:text-properties fo:font-weight="normal" officeooo:rsid="001a7636"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71664"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71664"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171664" style:font-style-asian="italic" style:font-weight-asian="normal" style:font-style-complex="italic" style:font-weight-complex="normal"/>
    </style:style>
    <style:style style:name="T11" style:family="text">
      <style:text-properties style:text-line-through-style="solid" style:text-line-through-type="single" fo:font-style="italic" fo:font-weight="normal" style:font-style-asian="italic" style:font-weight-asian="normal" style:font-style-complex="italic" style:font-weight-complex="normal"/>
    </style:style>
    <style:style style:name="T12" style:family="text">
      <style:text-properties style:text-line-through-style="solid" style:text-line-through-type="single" fo:font-style="italic" fo:font-weight="normal" officeooo:rsid="00171664" style:font-style-asian="italic" style:font-weight-asian="normal" style:font-style-complex="italic" style:font-weight-complex="normal"/>
    </style:style>
    <style:style style:name="T13" style:family="text">
      <style:text-properties style:text-line-through-style="solid" style:text-line-through-type="single" fo:font-style="italic" style:text-underline-style="solid" style:text-underline-width="auto" style:text-underline-color="font-color" fo:font-weight="normal" style:font-style-asian="italic" style:font-weight-asian="normal" style:font-style-complex="italic" style:font-weight-complex="normal"/>
    </style:style>
    <style:style style:name="T14" style:family="text">
      <style:text-properties style:text-line-through-style="solid" style:text-line-through-type="single" fo:font-style="italic" style:text-underline-style="solid" style:text-underline-width="auto" style:text-underline-color="font-color" fo:font-weight="normal" officeooo:rsid="00171664" style:font-style-asian="italic" style:font-weight-asian="normal" style:font-style-complex="italic" style:font-weight-complex="normal"/>
    </style:style>
    <style:style style:name="T15" style:family="text">
      <style:text-properties style:text-line-through-style="solid" style:text-line-through-type="single" fo:font-style="italic" style:text-underline-style="solid" style:text-underline-width="auto" style:text-underline-color="font-color" style:font-style-asian="italic" style:font-style-complex="italic"/>
    </style:style>
    <style:style style:name="T16" style:family="text">
      <style:text-properties style:text-line-through-style="solid" style:text-line-through-type="single" fo:font-style="italic" style:text-underline-style="solid" style:text-underline-width="auto" style:text-underline-color="font-color" officeooo:rsid="00171664" style:font-style-asian="italic" style:font-style-complex="italic"/>
    </style:style>
    <style:style style:name="T17" style:family="text">
      <style:text-properties style:text-line-through-style="solid" style:text-line-through-type="single" style:text-underline-style="solid" style:text-underline-width="auto" style:text-underline-color="font-color" fo:font-weight="normal" style:font-weight-asian="normal" style:font-weight-complex="normal"/>
    </style:style>
    <style:style style:name="T18" style:family="text">
      <style:text-properties style:text-line-through-style="solid" style:text-line-through-type="single" style:text-underline-style="solid" style:text-underline-width="auto" style:text-underline-color="font-color" fo:font-weight="normal" officeooo:rsid="00171664" style:font-weight-asian="normal" style:font-weight-complex="normal"/>
    </style:style>
    <style:style style:name="T19" style:family="text">
      <style:text-properties style:text-line-through-style="solid" style:text-line-through-type="single"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text-line-through-style="solid" style:text-line-through-type="single" fo:font-style="normal" style:text-underline-style="solid" style:text-underline-width="auto" style:text-underline-color="font-color" fo:font-weight="normal" officeooo:rsid="00171664" style:font-style-asian="normal" style:font-weight-asian="normal" style:font-style-complex="normal" style:font-weight-complex="normal"/>
    </style:style>
    <style:style style:name="T21" style:family="text">
      <style:text-properties style:text-line-through-style="none" style:text-line-through-type="none"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style:text-line-through-style="none" style:text-line-through-type="none" fo:font-style="italic" style:text-underline-style="solid" style:text-underline-width="auto" style:text-underline-color="font-color" fo:font-weight="normal" officeooo:rsid="00171664" style:font-style-asian="italic" style:font-weight-asian="normal" style:font-style-complex="italic" style:font-weight-complex="normal"/>
    </style:style>
    <style:style style:name="T23" style:family="text">
      <style:text-properties style:text-line-through-style="none" style:text-line-through-type="none" fo:font-style="italic" fo:font-weight="normal" style:font-style-asian="italic" style:font-weight-asian="normal" style:font-style-complex="italic" style:font-weight-complex="normal"/>
    </style:style>
    <style:style style:name="T24" style:family="text">
      <style:text-properties style:text-line-through-style="none" style:text-line-through-type="none" fo:font-style="italic" fo:font-weight="normal" officeooo:rsid="00171664" style:font-style-asian="italic" style:font-weight-asian="normal" style:font-style-complex="italic" style:font-weight-complex="normal"/>
    </style:style>
    <style:style style:name="T25"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26" style:family="text">
      <style:text-properties style:text-line-through-style="none" style:text-line-through-type="none" fo:font-style="italic" style:text-underline-style="none" fo:font-weight="normal" officeooo:rsid="00171664" style:font-style-asian="italic" style:font-weight-asian="normal" style:font-style-complex="italic" style:font-weight-complex="normal"/>
    </style:style>
    <style:style style:name="T27" style:family="text">
      <style:text-properties style:text-line-through-style="none" style:text-line-through-type="none" style:text-underline-style="none" fo:font-weight="normal" style:font-weight-asian="normal" style:font-weight-complex="normal"/>
    </style:style>
    <style:style style:name="T28" style:family="text">
      <style:text-properties style:text-line-through-style="none" style:text-line-through-type="none" style:text-underline-style="none" fo:font-weight="normal" officeooo:rsid="00171664" style:font-weight-asian="normal" style:font-weight-complex="normal"/>
    </style:style>
    <style:style style:name="T29"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00171664" style:font-style-asian="normal" style:font-weight-asian="normal" style:font-style-complex="normal" style:font-weight-complex="normal"/>
    </style:style>
    <style:style style:name="T31" style:family="text">
      <style:text-properties officeooo:rsid="001a7636"/>
    </style:style>
    <style:style style:name="T32" style:family="text">
      <style:text-properties fo:font-weight="bold" style:font-weight-asian="bold" style:font-weight-complex="bold"/>
    </style:style>
    <style:style style:name="T33" style:family="text">
      <style:text-properties style:font-name="Liberation Seri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r experience encompasses a realm where colors hold immense power to elicit emotions and shape the overall mood of an application. Warm colors like red and orange have the ability to ignite energy and excitement, while cool hues such as blue and green can instill a sense of calmness and relaxation. Meticulously selecting colors that align with the intended emotional response allows designers to profoundly enhance the user experience, taking users on an emotive journey through the application.</text:p>
      <text:p text:style-name="P3">In the vast landscape of user interfaces, color assumes a crucial role in establishing both visual hierarchy and information hierarchy. By assigning distinct colors to different elements such as headings, buttons, or significant information, designers become conductors guiding users' attention and facilitating seamless navigation. Colors can be employed to indicate the importance or urgency of specific elements, acting as beacons that capture users' focus amidst the interface's expansiveness.</text:p>
      <text:p text:style-name="P3"/>
      <text:p text:style-name="P3">When it comes to color use, several considerations can enhance the user experience. Consistency in color choices plays a crucial role in establishing a cohesive visual experience. By maintaining consistency throughout the application, users can develop mental models, enabling them to recognize and recall different elements with ease.</text:p>
      <text:p text:style-name="P3"/>
      <text:p text:style-name="P3">Utilizing color contrast effectively can significantly improve readability and user engagement. By employing complementary or contrasting colors, important elements can stand out, capturing users' attention and ensuring visual distinction.</text:p>
      <text:p text:style-name="P3"/>
      <text:p text:style-name="P3">Understanding the psychological effects of colors becomes essential in designing with purpose. Different colors evoke specific emotions and responses in users. Context and purpose should be considered when selecting colors, ensuring they align with the intended user experience and convey the desired message.</text:p>
      <text:p text:style-name="P3"/>
      <text:p text:style-name="P3">Incorporating color as feedback and status indicators is a powerful way to communicate with users. By using color to provide visual cues, such as highlighting a button in green to indicate success or employing red for error messages, users can easily understand the status of actions or processes within the application.</text:p>
      <text:p text:style-name="P3"/>
      <text:p text:style-name="P3">Visual appeal plays a vital role in capturing users' attention and sparking their interest. A visually appealing color scheme can create a captivating environment within an application. Bright and vibrant colors can infuse a sense of excitement, inviting users to explore and interact further.</text:p>
      <text:p text:style-name="P3"/>
      <text:p text:style-name="P3">Readability and legibility are crucial factors in maintaining user engagement. Selecting appropriate color combinations with sufficient contrast ensures that users can easily consume content without straining their eyes. Clear and legible text and visual elements enable users to engage seamlessly with the application's interface.</text:p>
      <text:p text:style-name="P3"/>
      <text:p text:style-name="P3">Emphasizing call-to-action elements is essential in promoting user engagement. By using contrasting colors for call-to-action buttons or interactive elements, designers can make them more visually prominent. Strategic color selection draws users' attention and encourages them to take the desired actions, fostering increased engagement and interaction.</text:p>
      <text:p text:style-name="P3"/>
      <text:p text:style-name="Standard"><text:span text:style-name="Strong_20_Emphasis"><text:span text:style-name="T33">The use of color in UI/UX design serves multiple purposes. One important aspect is establishing a clear visual hierarchy. Designers can guide users' attention and prioritize information or actions by using color effectively. By highlighting important elements with distinct colors, users can easily focus on their goals and tasks. This visual hierarchy helps in creating a seamless user experience.</text:span></text:span></text:p>
      <text:p text:style-name="Standard"><text:span text:style-name="Strong_20_Emphasis"><text:span text:style-name="T33"/></text:span></text:p>
      <text:p text:style-name="Standard"><text:soft-page-break/><text:span text:style-name="Strong_20_Emphasis"><text:span text:style-name="T33">Another key role of color in UI/UX design is providing feedback and validation. Colors can be used to visually indicate successful actions, errors, or warnings during user interactions. This immediate feedback helps users understand the outcome of their actions and assists them in achieving their goals. It adds a layer of clarity and improves the overall user experience.</text:span></text:span></text:p>
      <text:p text:style-name="Standard"><text:span text:style-name="Strong_20_Emphasis"><text:span text:style-name="T33"/></text:span></text:p>
      <text:p text:style-name="Standard"><text:span text:style-name="Strong_20_Emphasis"><text:span text:style-name="T33">Color also aids in categorization and organization within an application. By implementing color-coded labels or tags, designers can help users quickly identify and sort items. This categorization feature makes it easier for users to achieve specific goals or locate desired content. It enhances efficiency and usability by reducing the cognitive load associated with information retrieval.</text:span></text:span></text:p>
      <text:p text:style-name="Standard"><text:span text:style-name="Strong_20_Emphasis"><text:span text:style-name="T33"/></text:span></text:p>
      <text:p text:style-name="Standard"><text:span text:style-name="Strong_20_Emphasis"><text:span text:style-name="T33">Moreover, color can be used as a storytelling tool in UI/UX design. By using colors that evoke specific associations or emotions, designers can enhance the overall user experience and guide users through a narrative within the application. Thoughtful color choices contribute to creating a cohesive and engaging user journey.</text:span></text:span></text:p>
      <text:p text:style-name="Standard"><text:span text:style-name="Strong_20_Emphasis"><text:span text:style-name="T33"/></text:span></text:p>
      <text:p text:style-name="Standard"><text:span text:style-name="Strong_20_Emphasis"><text:span text:style-name="T33">To inform my own design approach, I rely on extensive research. Understanding user preferences is a crucial aspect that helps me create designs that resonate with the target audience. By considering trends, cultural differences, and individual preferences, I can design color schemes that are visually appealing and engaging. Accessibility considerations are also crucial, as research on color accessibility guidelines and the needs of users with color vision deficiencies ensures inclusive design. This knowledge helps me prioritize sufficient color contrast, alternative cues, and accessible color options, making the application usable for all users.</text:span></text:span></text:p>
      <text:p text:style-name="Standard"><text:span text:style-name="Strong_20_Emphasis"><text:span text:style-name="T33"/></text:span></text:p>
      <text:p text:style-name="Standard"><text:span text:style-name="Strong_20_Emphasis"><text:span text:style-name="T33">Color psychology research aids in understanding the emotions and associations different colors evoke. This understanding allows me to align color choices with the intended user experience and the goals of the application, creating designs that elicit the desired emotional responses and enhance user engagement. Additionally, research on usability and readability provides valuable insights into color contrast ratios and readability guidelines, enabling me to design interfaces that are easy to read and comprehend.</text:span></text:span></text:p>
      <text:p text:style-name="Standard"><text:span text:style-name="Strong_20_Emphasis"><text:span text:style-name="T33"/></text:span></text:p>
      <text:p text:style-name="Standard"><text:span text:style-name="Strong_20_Emphasis"><text:span text:style-name="T33">In my design process, I consider the contextual relevance of the application, as well as the specific goals and requirements of the users. This ensures that the chosen color scheme aligns with the application's purpose and the desired user experience. Adopting a user-centered approach, I take into account the needs, preferences, and expectations of the users, striving to create designs that are intuitive, engaging, and fulfill users' goals and tasks effectively.</text:span></text:span></text:p>
      <text:p text:style-name="Standard"><text:span text:style-name="Strong_20_Emphasis"><text:span text:style-name="T33"/></text:span></text:p>
      <text:p text:style-name="Standard"><text:span text:style-name="Strong_20_Emphasis"><text:span text:style-name="T33">An iterative design process is crucial, incorporating user feedback and conducting usability testing to validate color choices and their impact on user experience. This approach allows me to continuously refine and improve the application based on real user insights. Collaboration with other designers, researchers, and stakeholders adds value to the design process. By sharing knowledge and insights, I gain diverse perspectives, challenge assumptions, and create more well-rounded designs that consider various viewpoints.</text:span></text:span></text:p>
      <text:p text:style-name="Standard"><text:span text:style-name="Strong_20_Emphasis"><text:span text:style-name="T33"/></text:span></text:p>
      <text:p text:style-name="Standard"><text:span text:style-name="Strong_20_Emphasis"><text:span text:style-name="T33">Considering these factors and incorporating research findings, I shape my designs to create visually appealing, accessible, and engaging user experiences. By understanding user preferences, prioritizing accessibility, leveraging color psychology, and adhering to usability and readability guidelines, I can effectively serve users and provide them with meaningful and enjoyable interactions within the application.</text:span></text:span></text:p>
      <text:p text:style-name="Standard"><text:span text:style-name="Strong_20_Emphasis"><text:span text:style-name="T33"/></text:span></text:p>
      <text:p text:style-name="Standard"><text:soft-page-break/><text:span text:style-name="Strong_20_Emphasis"><text:span text:style-name="T33">Various devices, including smartphones, tablets, computers, smartwatches, home assistants, and automotive infotainment systems, incorporate sound into their functionality. Sound is used in these devices to provide feedback, indicate actions, and enhance user interactions.</text:span></text:span></text:p>
      <text:p text:style-name="Standard"><text:span text:style-name="Strong_20_Emphasis"><text:span text:style-name="T33"/></text:span></text:p>
      <text:p text:style-name="Standard"><text:span text:style-name="Strong_20_Emphasis"><text:span text:style-name="T33">When navigating an app, sound can assist users in several ways. Firstly, it can provide feedback and confirmation for actions, reinforcing the user's understanding of their interactions and offering a sense of confirmation. Secondly, sound can be used for alerts and notifications, alerting users to important events such as incoming messages or system errors. Well-designed audio cues can grab the user's attention and convey the urgency or relevance of the information. Additionally, different sounds can be assigned to different elements or actions within an app, establishing an audio hierarchy. This allows users to differentiate between different levels of significance or urgency. Sound can also enhance accessibility by providing audio cues for users with visual impairments, guiding them through the interface and aiding in navigation and interaction.</text:span></text:span></text:p>
      <text:p text:style-name="Standard"><text:span text:style-name="Strong_20_Emphasis"><text:span text:style-name="T33"/></text:span></text:p>
      <text:p text:style-name="Standard"><text:span text:style-name="Strong_20_Emphasis"><text:span text:style-name="T33">When designing sound for an application, it is important to consider factors that contribute to well-performing sound design. Clarity and distinctiveness are essential, ensuring that sounds are clear, distinguishable, and easily recognizable. Sounds should enhance the user experience without being disruptive or overwhelming, and they should be pleasant to listen to, avoiding annoyance or fatigue over extended use. Consistency in sound design helps users develop mental models and establishes familiarity. Repeated use of the same sounds for similar actions or events aids users in forming associations and expectations.</text:span></text:span></text:p>
      <text:p text:style-name="Standard"><text:span text:style-name="Strong_20_Emphasis"><text:span text:style-name="T33"/></text:span></text:p>
      <text:p text:style-name="Standard"><text:span text:style-name="Strong_20_Emphasis"><text:span text:style-name="T33">Opportunities for improvement in sound design include providing options for users to customize sound preferences, allowing for individualization and accommodating personal preferences and accessibility needs. Sound design should also align with the application's purpose, content, and user expectations, providing relevant and meaningful sounds that offer valuable information or feedback. Gathering user feedback through testing and usability studies can help identify areas where sound design could be improved, as users' perspectives and preferences are valuable in guiding adjustments to enhance the user experience and aid in goal achievement.</text:span></text:span></text:p>
      <text:p text:style-name="Standard"><text:span text:style-name="Strong_20_Emphasis"><text:span text:style-name="T33"/></text:span></text:p>
      <text:p text:style-name="Standard"><text:span text:style-name="Strong_20_Emphasis"><text:span text:style-name="T33">In the research phase of the design process, it is important to understand user preferences and expectations regarding sound in UI/UX designs. This research provides insights into the types of sounds users find pleasing, recognizable, and relevant. Understanding how sound affects cognitive processing and attention helps in strategically using sound to guide users' focus and improve their efficiency in navigating an application. Research on the emotional impact of sound aids in creating experiences that resonate with users and enhance their overall satisfaction. Additionally, understanding how sound can complement other sensory elements, such as visual cues, haptic feedback, and animations, helps in creating holistic and immersive experiences.</text:span></text:span></text:p>
      <text:p text:style-name="Standard"><text:span text:style-name="Strong_20_Emphasis"><text:span text:style-name="T33"/></text:span></text:p>
      <text:p text:style-name="Standard"><text:span text:style-name="Strong_20_Emphasis"><text:span text:style-name="T33">In order to create effective sound designs, considerations include ensuring contextual relevance of sound to the application and user tasks, prioritizing user needs and preferences, adopting an iterative design process, and embracing a collaborative and cross-disciplinary approach. Designers should prioritize clarity and distinctiveness in sound design, ensuring non-intrusiveness and accessibility considerations. By leveraging research, understanding user preferences, and considering the cognitive and emotional impact of sound, designers can create sound designs that enhance usability, engage users, and contribute to a positive and immersive user experience.</text:span></text:span></text:p>
      <text:p text:style-name="Standard"><text:span text:style-name="Strong_20_Emphasis"><text:span text:style-name="T33"/></text:span></text:p>
      <text:p text:style-name="Standard"><text:span text:style-name="Strong_20_Emphasis"><text:span text:style-name="T33">While color and sound have significant potential to enhance UI/UX design, they also have limitations that need to be considered. For color, limitations include color blindness, cultural and contextual </text:span></text:span><text:soft-page-break/><text:span text:style-name="Strong_20_Emphasis"><text:span text:style-name="T33">interpretations, and display variations. Designers must ensure that color choices do not rely solely on color perception and consider alternative cues, patterns, or labels. Sound also has limitations, such as being influenced by the user's environment and context, the potential to increase cognitive load and information overload, and excluding users with hearing impairments. Designers should provide options for adjusting or muting sound, carefully consider the use of sound to avoid overwhelming the user, and ensure accessibility for users with hearing disabilities.</text:span></text:span></text:p>
      <text:p text:style-name="Standard"><text:span text:style-name="Strong_20_Emphasis"><text:span text:style-name="T33"/></text:span></text:p>
      <text:p text:style-name="Standard"><text:span text:style-name="Strong_20_Emphasis"><text:span text:style-name="T33">Considerations in addressing these limitations include adopting a multi-modal design approach that combines visual and auditory elements, designing interfaces that can gracefully degrade when color or sound cues are not accessible or available, actively seeking user testing and feedback, and considering the user's context for customization options. By considering these factors, designers can create inclusive designs that accommodate diverse user needs and preferences, providing meaningful and enjoyable experiences even in the presence of color or sound limitation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2:02:31.948448311</meta:creation-date>
    <meta:generator>LibreOffice/7.3.7.2$Linux_X86_64 LibreOffice_project/30$Build-2</meta:generator>
    <dc:date>2023-07-13T13:41:06.690697394</dc:date>
    <meta:editing-duration>PT1H28M6S</meta:editing-duration>
    <meta:editing-cycles>7</meta:editing-cycles>
    <meta:document-statistic meta:table-count="0" meta:image-count="0" meta:object-count="0" meta:page-count="4" meta:paragraph-count="26" meta:word-count="1742" meta:character-count="12399" meta:non-whitespace-character-count="10683"/>
  </office:meta>
</office:document-meta>
</file>